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0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color="#333333" fo:font-size="48pt" style:font-size-asian="48pt" style:font-size-complex="48pt"/>
    </style:style>
    <style:style style:name="P2" style:family="paragraph">
      <style:text-properties fo:color="#4c4c4c" fo:font-size="26pt" style:font-size-asian="26pt" style:font-size-complex="2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color="#4c4c4c" fo:font-size="26pt" style:font-size-asian="26pt" style:font-size-complex="26pt"/>
    </style:style>
    <style:style style:name="P5" style:family="paragraph">
      <style:paragraph-properties fo:text-align="start"/>
      <style:text-properties fo:color="#4c4c4c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4c4c4c" fo:font-size="32pt" style:font-size-asian="32pt" style:font-size-complex="32pt"/>
    </style:style>
    <style:style style:name="T1" style:family="text">
      <style:text-properties fo:color="#333333" fo:font-size="48pt" style:font-size-asian="48pt" style:font-size-complex="48pt"/>
    </style:style>
    <style:style style:name="T2" style:family="text">
      <style:text-properties fo:color="#4c4c4c" fo:font-size="26pt" style:font-size-asian="26pt" style:font-size-complex="2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4c4c4c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4c4c4c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01cm" svg:y="8.2cm" presentation:class="title" presentation:user-transformed="true">
          <draw:text-box>
            <text:p text:style-name="P1"><text:span text:style-name="T1">PICROSS</text:span></text:p>
          </draw:text-box>
        </draw:frame>
        <draw:frame presentation:style-name="pr2" draw:text-style-name="P2" draw:layer="layout" svg:width="25.199cm" svg:height="1.026cm" svg:x="1.601cm" svg:y="11.854cm" presentation:class="subtitle" presentation:user-transformed="true">
          <draw:text-box>
            <text:p text:style-name="P2"><text:span text:style-name="T2">By CrakeTe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Présentation</text:span></text:p>
          </draw:text-box>
        </draw:frame>
        <draw:frame draw:style-name="gr2" draw:text-style-name="P4" draw:layer="layout" svg:width="12.4cm" svg:height="11.526cm" svg:x="1.6cm" svg:y="6.074cm">
          <draw:text-box>
            <text:p text:style-name="P4"><text:span text:style-name="T2">La Team</text:span></text:p>
            <text:p text:style-name="P4"><text:span text:style-name="T2"/></text:p>
            <text:p text:style-name="P5"><text:span text:style-name="T4">C</text:span><text:span text:style-name="T5">olas</text:span></text:p>
            <text:p text:style-name="P5"><text:span text:style-name="T5"/></text:p>
            <text:p text:style-name="P5"><text:span text:style-name="T4">R</text:span><text:span text:style-name="T5">émi</text:span></text:p>
            <text:p text:style-name="P5"><text:span text:style-name="T5"/></text:p>
            <text:p text:style-name="P5"><text:span text:style-name="T4">A</text:span><text:span text:style-name="T5">nice</text:span></text:p>
            <text:p text:style-name="P5"><text:span text:style-name="T5"/></text:p>
            <text:p text:style-name="P5"><text:span text:style-name="T4">K</text:span><text:span text:style-name="T5">évin</text:span></text:p>
            <text:p text:style-name="P5"><text:span text:style-name="T5"/></text:p>
            <text:p text:style-name="P5"><text:span text:style-name="T4">E</text:span><text:span text:style-name="T5">rw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Sommaire</text:span></text:p>
          </draw:text-box>
        </draw:frame>
        <draw:frame draw:style-name="gr3" draw:text-style-name="P5" draw:layer="layout" svg:width="24.8cm" svg:height="13.576cm" svg:x="1.6cm" svg:y="6.074cm">
          <draw:text-box>
            <text:p text:style-name="P5"><text:span text:style-name="T2">Introduction</text:span></text:p>
            <text:p text:style-name="P5"><text:span text:style-name="T5"/></text:p>
            <text:p text:style-name="P5"><text:span text:style-name="T2">Attentes du Client</text:span></text:p>
            <text:p text:style-name="P5"><text:span text:style-name="T5"/></text:p>
            <text:p text:style-name="P5"><text:span text:style-name="T5">Choix de Conception</text:span></text:p>
            <text:p text:style-name="P5"><text:span text:style-name="T5"/></text:p>
            <text:p text:style-name="P5"><text:span text:style-name="T2">Déroulement du Projet</text:span></text:p>
            <text:p text:style-name="P5"><text:span text:style-name="T5"/></text:p>
            <text:p text:style-name="P5"><text:span text:style-name="T2">Résultat final</text:span></text:p>
            <text:p text:style-name="P5"><text:span text:style-name="T2"/></text:p>
            <text:p text:style-name="P5"><text:span text:style-name="T2">Démo</text:span></text:p>
            <text:p text:style-name="P5"><text:span text:style-name="T2"/></text:p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Introduction</text:span></text:p>
          </draw:text-box>
        </draw:frame>
        <draw:frame draw:style-name="gr4" draw:text-style-name="P5" draw:layer="layout" svg:width="24.8cm" svg:height="9.476cm" svg:x="1.6cm" svg:y="8.674cm">
          <draw:text-box>
            <text:p text:style-name="P5"><text:span text:style-name="T2">Projet de fin de L3 SPI parcours informatique :</text:span></text:p>
            <text:p text:style-name="P5"><text:span text:style-name="T2"/></text:p>
            <text:p text:style-name="P5"><text:span text:style-name="T2"><text:tab/></text:span><text:span text:style-name="T2">Réalisation d'un picross</text:span></text:p>
            <text:p text:style-name="P5"><text:span text:style-name="T2"/></text:p>
            <text:p text:style-name="P5"><text:span text:style-name="T2"><text:tab/></text:span><text:span text:style-name="T2">Ruby comme langage imposé</text:span></text:p>
            <text:p text:style-name="P5"><text:span text:style-name="T2"/></text:p>
            <text:p text:style-name="P5"><text:span text:style-name="T2"><text:tab/></text:span><text:span text:style-name="T2">Cahier des Charges à fournir</text:span></text:p>
            <text:p text:style-name="P5"><text:span text:style-name="T2"/></text:p>
            <text:p text:style-name="P5"><text:span text:style-name="T2"><text:tab/></text:span><text:span text:style-name="T2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ttentes du Client 1/2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ttentes du Client 2/2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 de Conception 1/3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 de Conception 2/3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 de Conception 3/3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roulement du Projet 1/2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roulement du Projet 2/2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 1/2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 2/2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mo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7" draw:layer="layout" svg:width="22.2cm" svg:height="1.517cm" svg:x="2.8cm" svg:y="10.2cm">
          <draw:text-box>
            <text:p text:style-name="P7"><text:span text:style-name="T6">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c0c0c0" draw:end-color="#ffffff" draw:start-intensity="100%" draw:end-intensity="9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666666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666666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666666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666666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666666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666666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c0c0c0" draw:fill-gradient-name="Gradient_20_9" draw:textarea-vertical-align="middle" draw:auto-grow-height="false" draw:shadow="hidden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15:56:47</meta:creation-date>
    <dc:date>2014-05-15T16:34:35</dc:date>
    <meta:editing-duration>PT28M24S</meta:editing-duration>
    <meta:editing-cycles>11</meta:editing-cycles>
    <meta:generator>LibreOffice/3.6$Linux_x86 LibreOffice_project/360m1$Build-2</meta:generator>
    <meta:document-statistic meta:object-count="86"/>
  </office:meta>
</office:document-meta>
</file>